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262889" officeooo:paragraph-rsid="00414f01"/>
    </style:style>
    <style:style style:name="P2" style:family="paragraph" style:parent-style-name="Text_20_body">
      <style:text-properties officeooo:rsid="00262889" officeooo:paragraph-rsid="00329c43"/>
    </style:style>
    <style:style style:name="P3" style:family="paragraph" style:parent-style-name="Text_20_body">
      <style:text-properties officeooo:rsid="00262889" officeooo:paragraph-rsid="0082043b"/>
    </style:style>
    <style:style style:name="P4" style:family="paragraph" style:parent-style-name="Text_20_body">
      <style:text-properties officeooo:paragraph-rsid="00882663"/>
    </style:style>
    <style:style style:name="T1" style:family="text">
      <style:text-properties officeooo:rsid="00414f01"/>
    </style:style>
    <style:style style:name="T2" style:family="text">
      <style:text-properties officeooo:rsid="00430a8e"/>
    </style:style>
    <style:style style:name="T3" style:family="text">
      <style:text-properties officeooo:rsid="0054d35b"/>
    </style:style>
    <style:style style:name="T4" style:family="text">
      <style:text-properties officeooo:rsid="008826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:- ( React JS, <text:span text:style-name="T2">Next.js, Redux, GraphQL, <text:s/>Angular.js, </text:span>Vue JS, Node JS ( Express JS ), <text:s/>,Vanilla JavaScript , JQuery , Ajax , <text:span text:style-name="T2">Spring Animations</text:span></text:p>
      <text:p text:style-name="P2"><text:span text:style-name="T2">C</text:span>loud technologies :- AWS ( AWS Lambda , Dynamo DB , API Gateways , SNS , Cognito User Pool )</text:p>
      <text:p text:style-name="P3">PHP : - <text:s/><text:span text:style-name="T1">Stack ( Core PHP, </text:span>Laravel, <text:span text:style-name="T3">Wordpress, SQL</text:span> ) </text:p>
      <text:p text:style-name="P4"><text:span text:style-name="T4">visit my profile </text:span><text:a xlink:type="simple" xlink:href="https://www.upwork.com/freelancers/~01d75ebd93f1a33584" text:style-name="Internet_20_link" text:visited-style-name="Visited_20_Internet_20_Link">https://www.upwork.com/freelancers/~01d75ebd93f1a33584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5:22:19.094096422</meta:creation-date>
    <dc:date>2020-02-12T23:50:24.538701033</dc:date>
    <meta:editing-duration>PT3H39M3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1" meta:character-count="369" meta:non-whitespace-character-count="308"/>
  </office:meta>
</office:document-meta>
</file>